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17e" officeooo:paragraph-rsid="001191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8:03:08.407513012</meta:creation-date>
    <dc:date>2023-08-02T18:03:46.383939290</dc:date>
    <meta:editing-duration>PT39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7.5.3.2$Linux_X86_64 LibreOffice_project/50$Build-2</meta:generator>
  </office:meta>
</office:document-meta>
</file>